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font-size="18pt"/>
    </style:style>
    <style:style style:name="T10" style:family="text">
      <style:text-properties fo:color="#0000ff" fo:font-size="18pt"/>
    </style:style>
    <style:style style:name="T11" style:family="text">
      <style:text-properties fo:color="#ff0000"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style:text-line-through-style="solid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10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10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10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10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10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Intercepter les requetes a des pages web et rejeter toute requete qui nous</text:span></text:p>
            <text:p><text:span text:style-name="T9"># amene sur un site externe.</text:span></text:p>
            <text:p><text:span text:style-name="T9"># Ceci fonctionne uniquement que pour les iframes et les liens cliques par</text:span></text:p>
            <text:p><text:span text:style-name="T9"># l'usager (</text:span><text:span text:style-name="T11">JavaScript et CSS ne sont pas bloques!</text:span><text:span text:style-name="T9">)</text:span></text:p>
            <text:p><text:span text:style-name="T10">$view-&gt;signal_connect('navigation-policy-decision-requested'</text:span><text:span text:style-name="T9"> =&gt; sub {</text:span></text:p>
            <text:p><text:span text:style-name="T9"><text:tab/></text:span><text:span text:style-name="T9">my ($view, $frame, $request, $action, $decision) = @_;</text:span></text:p>
            <text:p><text:span text:style-name="T9"/></text:p>
            <text:p><text:span text:style-name="T9"><text:tab/></text:span><text:span text:style-name="T9"># On accepte la requete si le site est le meme</text:span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10">return FALSE</text:span><text:span text:style-name="T9"> if $host_port eq $allowed_host_port; # traitement par defaut: telechargement</text:span></text:p>
            <text:p><text:span text:style-name="T9"/></text:p>
            <text:p><text:span text:style-name="T9"><text:tab/></text:span><text:span text:style-name="T9"># Le site est different!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10">$decision-&gt;ignore(); </text:span><text:span text:style-name="T12"># On refuse le telechargement</text:span></text:p>
            <text:p><text:span text:style-name="T9"><text:tab/></text:span><text:span text:style-name="T10">return TRUE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3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Bloquer toute resource qui va vers un site externe. Ce code fonctionne pour tout type de </text:span></text:p>
            <text:p><text:span text:style-name="T9"># resource, meme pour les resources qui sont chargees dynamiquement via JavaScript.</text:span></text:p>
            <text:p><text:span text:style-name="T10">$view-&gt;signal_connect('resource-request-starting'</text:span><text:span text:style-name="T9"> =&gt; sub {</text:span></text:p>
            <text:p><text:span text:style-name="T9"><text:tab/></text:span><text:span text:style-name="T9">my ($view, $frame, $resource, $request, $response) = @_;</text:span></text:p>
            <text:p><text:span text:style-name="T9"/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9">return if $host_port eq $allowed_host_port;</text:span></text:p>
            <text:p><text:span text:style-name="T9"/></text:p>
            <text:p><text:span text:style-name="T9"><text:tab/></text:span><text:span text:style-name="T9"># Bloquer la requete pour les URIs externes. WebKit ne downloade pas de</text:span></text:p>
            <text:p><text:span text:style-name="T9"><text:s/></text:span><text:span text:style-name="T9"><text:tab/></text:span><text:span text:style-name="T9"># lien qui pointe sur 'about:blank'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10">$request-&gt;set_uri('about:blank')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0" draw:layer="layout" svg:width="25.27cm" svg:height="14.606cm" svg:x="1.4cm" svg:y="3.175cm" presentation:class="subtitle" presentation:user-transformed="true">
          <draw:text-box>
            <text:p><text:span text:style-name="T14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85</meta:editing-cycles>
    <meta:editing-duration>PT7H18M57S</meta:editing-duration>
    <meta:initial-creator>Emmanuel Rodriguez</meta:initial-creator>
    <dc:date>2011-06-23T16:16:11</dc:date>
    <dc:creator>Emmanuel Rodriguez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